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font-size="8pt" style:font-size-asian="8pt" style:font-size-complex="8pt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8pt" style:font-size-asian="8pt" style:font-size-complex="8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color="#70ad47" fo:font-size="8pt" style:font-size-asian="8pt" style:font-size-complex="8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color="#000000" fo:font-size="7pt" style:font-size-asian="7pt" style:font-size-complex="7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color="#000000" fo:font-size="7pt" style:font-size-asian="7pt" style:font-name-complex="Calibri1" style:font-size-complex="7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color="#000000" fo:font-size="8pt" style:font-size-asian="8pt" style:font-size-complex="8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1" style:family="paragraph" style:parent-style-name="Standard" style:master-page-name="Standard">
      <style:paragraph-properties fo:line-height="100%" fo:text-align="center" style:justify-single-word="false" style:page-number="auto"/>
    </style:style>
    <style:style style:name="P12" style:family="paragraph" style:parent-style-name="List_20_Paragraph" style:list-style-name="WWNum3">
      <style:paragraph-properties fo:line-height="100%"/>
    </style:style>
    <style:style style:name="P13" style:family="paragraph" style:parent-style-name="List_20_Paragraph" style:list-style-name="WWNum4">
      <style:paragraph-properties fo:line-height="100%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7pt" style:font-size-asian="7pt" style:font-size-complex="7pt"/>
    </style:style>
    <style:style style:name="T4" style:family="text">
      <style:text-properties fo:color="#000000" fo:font-size="7pt" style:font-size-asian="7pt" style:font-name-complex="Calibri1" style:font-size-complex="7pt"/>
    </style:style>
    <style:style style:name="T5" style:family="text">
      <style:text-properties fo:color="#000000" fo:font-size="8pt" style:font-size-asian="8pt" style:font-size-complex="8pt"/>
    </style:style>
    <style:style style:name="T6" style:family="text">
      <style:text-properties fo:color="#000000" fo:font-size="8pt" style:font-size-asian="8pt" style:font-name-complex="Calibri1" style:font-size-complex="8pt"/>
    </style:style>
    <style:style style:name="T7" style:family="text">
      <style:text-properties fo:color="#000000"/>
    </style:style>
    <style:style style:name="T8" style:family="text">
      <style:text-properties fo:color="#70ad47" fo:font-size="8pt" style:font-size-asian="8pt" style:font-size-complex="8pt"/>
    </style:style>
    <style:style style:name="T9" style:family="text">
      <style:text-properties fo:font-size="8pt" style:font-size-asian="8pt" style:font-size-complex="8pt"/>
    </style:style>
    <style:style style:name="Sect1" style:family="section">
      <style:section-properties text:dont-balance-text-columns="true" style:editable="false">
        <style:columns fo:column-count="3" fo:column-gap="0.5in">
          <style:column-sep style:width="0.0008in" style:color="#000000" style:height="100%" style:style="none"/>
          <style:column style:rel-width="21845*" fo:start-indent="0in" fo:end-indent="0.25in"/>
          <style:column style:rel-width="21845*" fo:start-indent="0.25in" fo:end-indent="0.25in"/>
          <style:column style:rel-width="21845*" fo:start-indent="0.25in" fo:end-indent="0in"/>
        </style:columns>
      </style:section-properties>
    </style:style>
    <style:style style:name="gr1" style:family="graphic">
      <style:graphic-properties draw:stroke="solid" svg:stroke-width="0.0071in" svg:stroke-color="#4472c4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583in" fo:margin-top="0in" fo:margin-bottom="0.0402in" style:run-through="foreground" style:wrap="run-through" style:number-wrapped-paragraphs="no-limit" style:vertical-pos="from-top" style:vertical-rel="paragraph" style:horizontal-pos="right" style:horizontal-rel="paragraph" draw:wrap-influence-on-position="once-concurrent" style:flow-with-text="false"/>
    </style:style>
    <style:style style:name="gr2" style:family="graphic">
      <style:graphic-properties draw:stroke="solid" svg:stroke-width="0.0071in" svg:stroke-color="#4472c4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5in" fo:margin-top="0in" fo:margin-bottom="0.0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071in" svg:stroke-color="#4472c4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465in" fo:margin-top="0in" fo:margin-bottom="0.0272in" style:run-through="foreground" style:wrap="run-through" style:number-wrapped-paragraphs="no-limit" style:vertical-pos="from-top" style:vertical-rel="paragraph" style:horizontal-pos="right" style:horizontal-rel="paragraph" draw:wrap-influence-on-position="once-concurrent" style:flow-with-text="false"/>
    </style:style>
    <style:style style:name="gr4" style:family="graphic">
      <style:graphic-properties draw:stroke="solid" svg:stroke-width="0.0071in" svg:stroke-color="#4472c4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626in" fo:margin-top="0in" fo:margin-bottom="0.0346in" style:run-through="foreground" style:wrap="run-through" style:number-wrapped-paragraphs="no-limit" style:vertical-pos="from-top" style:vertical-rel="paragraph" style:horizontal-pos="right" style:horizontal-rel="page-content" draw:wrap-influence-on-position="once-concurrent" style:flow-with-text="false"/>
    </style:style>
    <style:style style:name="gr5" style:family="graphic">
      <style:graphic-properties draw:stroke="solid" svg:stroke-width="0.0071in" svg:stroke-color="#4472c4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626in" fo:margin-top="0in" fo:margin-bottom="0.0346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6" style:family="graphic">
      <style:graphic-properties draw:stroke="solid" svg:stroke-width="0.0071in" svg:stroke-color="#4472c4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465in" fo:margin-top="0in" fo:margin-bottom="0.0272in" style:run-through="foreground" style:wrap="run-through" style:number-wrapped-paragraphs="no-limit" style:vertical-pos="from-top" style:vertical-rel="paragraph" style:horizontal-pos="right" style:horizontal-rel="page-content" draw:wrap-influence-on-position="once-concurrent" style:flow-with-text="false"/>
    </style:style>
    <style:style style:name="gr7" style:family="graphic">
      <style:graphic-properties draw:stroke="solid" svg:stroke-width="0.0071in" svg:stroke-color="#4472c4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583in" fo:margin-top="0in" fo:margin-bottom="0.0402in" style:run-through="foreground" style:wrap="run-through" style:number-wrapped-paragraphs="no-limit" style:vertical-pos="from-top" style:vertical-rel="paragraph" style:horizontal-pos="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1"><text:span text:style-name="T1">BST</text:span></text:p>
        <text:p text:style-name="P1"><draw:line text:anchor-type="paragraph" draw:z-index="0" draw:name="Straight Connector 1" draw:style-name="gr1" draw:text-style-name="P14" svg:x1="-0.6134in" svg:y1="0.1874in" svg:x2="2.2075in" svg:y2="0.2094in"><text:p/></draw:line><text:span text:style-name="T8">Add node.</text:span></text:p>
        <text:p text:style-name="P1"><text:span text:style-name="T9">Node* BST:: addHelper(Node* curr, int data)</text:span></text:p>
        <text:list xml:id="list141798068" text:style-name="WWNum3">
          <text:list-item>
            <text:p text:style-name="P12"><text:span text:style-name="T9">If Current = null</text:span></text:p>
            <text:list>
              <text:list-item>
                <text:p text:style-name="P12"><text:span text:style-name="T9">Return</text:span></text:p>
              </text:list-item>
            </text:list>
          </text:list-item>
          <text:list-item>
            <text:p text:style-name="P12"><text:span text:style-name="T9">Else if curr-&gt;key &lt; data</text:span></text:p>
            <text:list>
              <text:list-item>
                <text:p text:style-name="P12"><text:span text:style-name="T9">Recursion on curr-&gt;right</text:span></text:p>
              </text:list-item>
            </text:list>
          </text:list-item>
          <text:list-item>
            <text:p text:style-name="P12"><text:span text:style-name="T9">Else if curr-&gt;key &gt; data</text:span></text:p>
            <text:list>
              <text:list-item>
                <text:p text:style-name="P12"><text:span text:style-name="T9">Recursion on curr-&gt;left</text:span></text:p>
              </text:list-item>
            </text:list>
          </text:list-item>
        </text:list>
        <text:p text:style-name="P1"><text:span text:style-name="T9">Void BST::addNode(int data)</text:span></text:p>
        <text:list xml:id="list3753072514" text:style-name="WWNum4">
          <text:list-item>
            <text:p text:style-name="P13"><text:span text:style-name="T9">Pass root and data into recur fn.</text:span></text:p>
          </text:list-item>
        </text:list>
        <text:p text:style-name="P1"><draw:line text:anchor-type="paragraph" draw:z-index="1" draw:name="Straight Connector 3" draw:style-name="gr1" draw:text-style-name="P14" svg:x1="-0.6134in" svg:y1="0.1563in" svg:x2="2.2075in" svg:y2="0.1783in"><text:p/></draw:line><text:span text:style-name="T8">Print Tree</text:span></text:p>
        <text:p text:style-name="P2"><text:span text:style-name="T9">void BST:: printTreeHelper(Node* currNode){</text:span></text:p>
        <text:p text:style-name="P2"><text:span text:style-name="T9"><text:s text:c="5"/>if(currNode) {</text:span></text:p>
        <text:p text:style-name="P2"><text:span text:style-name="T9"><text:s text:c="8"/>printTreeHelper( currNode-&gt;left);</text:span></text:p>
        <text:p text:style-name="P2"><text:span text:style-name="T9"><text:s text:c="8"/>cout &lt;&lt; " "&lt;&lt; currNode-&gt;key;</text:span></text:p>
        <text:p text:style-name="P2"><text:span text:style-name="T9"><text:s text:c="8"/>printTreeHelper( currNode-&gt;right);</text:span></text:p>
        <text:p text:style-name="P2"><text:span text:style-name="T9"><text:s text:c="5"/>}</text:span></text:p>
        <text:p text:style-name="P2"><text:span text:style-name="T9"><text:s/>}</text:span></text:p>
        <text:p text:style-name="P2"><text:span text:style-name="T9">void BST:: printTree(){</text:span></text:p>
        <text:p text:style-name="P2"><text:span text:style-name="T9"><text:s text:c="5"/>printTreeHelper(root);</text:span></text:p>
        <text:p text:style-name="P2"><text:span text:style-name="T9"><text:s text:c="5"/>cout&lt;&lt;endl;</text:span></text:p>
        <text:p text:style-name="P2"><text:span text:style-name="T9">}</text:span></text:p>
        <text:p text:style-name="P4"/>
        <text:p text:style-name="P2"><draw:line text:anchor-type="paragraph" draw:z-index="2" draw:name="Straight Connector 5" draw:style-name="gr1" draw:text-style-name="P14" svg:x1="-0.6134in" svg:y1="0.1425in" svg:x2="2.2075in" svg:y2="0.1646in"><text:p/></draw:line><text:span text:style-name="T8">Search</text:span></text:p>
        <text:p text:style-name="P2"><text:span text:style-name="T9">Node* BST::searchKeyHelper(Node* currNode, int data){</text:span></text:p>
        <text:p text:style-name="P2"><text:span text:style-name="T9"><text:s text:c="4"/>if(currNode == NULL)</text:span></text:p>
        <text:p text:style-name="P2"><text:span text:style-name="T9"><text:s text:c="8"/>return NULL;</text:span></text:p>
        <text:p text:style-name="P2"><text:span text:style-name="T9"><text:s text:c="4"/>if(currNode-&gt;key == data)</text:span></text:p>
        <text:p text:style-name="P2"><text:span text:style-name="T9"><text:s text:c="8"/>return currNode;</text:span></text:p>
        <text:p text:style-name="P2"><text:span text:style-name="T9"><text:s text:c="4"/>if(currNode-&gt;key &gt; data)</text:span></text:p>
        <text:p text:style-name="P2"><text:span text:style-name="T9"><text:s text:c="8"/>return searchKeyHelper(currNode-&gt;left, data);</text:span></text:p>
        <text:p text:style-name="P2"><text:span text:style-name="T9"><text:s text:c="4"/>return searchKeyHelper (currNode-&gt;right, data);</text:span></text:p>
        <text:p text:style-name="P2"><text:span text:style-name="T9">}</text:span></text:p>
        <text:p text:style-name="P2"><text:span text:style-name="T9">bool BST::searchKey(int key){</text:span></text:p>
        <text:p text:style-name="P2"><text:span text:style-name="T9"><text:s text:c="4"/>Node* tree = searchKeyHelper(root, key);</text:span></text:p>
        <text:p text:style-name="P2"><text:span text:style-name="T9"><text:s text:c="4"/>if(tree != NULL) {</text:span></text:p>
        <text:p text:style-name="P2"><text:span text:style-name="T9"><text:s text:c="8"/>return true;</text:span></text:p>
        <text:p text:style-name="P2"><text:span text:style-name="T9"><text:s text:c="4"/>}</text:span></text:p>
        <text:p text:style-name="P2"><text:span text:style-name="T9"><text:s text:c="4"/>cout&lt;&lt;"Key not present in the tree"&lt;&lt;endl;</text:span></text:p>
        <text:p text:style-name="P2"><text:span text:style-name="T9"><text:s text:c="4"/>return false;</text:span></text:p>
        <text:p text:style-name="P2"><text:span text:style-name="T9">}</text:span></text:p>
        <text:p text:style-name="P4"/>
        <text:p text:style-name="P2"><draw:line text:anchor-type="paragraph" draw:z-index="3" draw:name="Straight Connector 7" draw:style-name="gr1" draw:text-style-name="P14" svg:x1="-0.6134in" svg:y1="0.1654in" svg:x2="2.2075in" svg:y2="0.1874in"><text:p/></draw:line><text:span text:style-name="T8">Get Min/Max Value</text:span></text:p>
        <text:p text:style-name="P4"/>
        <text:p text:style-name="P2"><text:span text:style-name="T9">Node* BST::getMinValueNode(Node* currNode){</text:span></text:p>
        <text:p text:style-name="P2"><text:span text:style-name="T9"><text:s text:c="4"/>if(currNode-&gt;left == NULL){</text:span></text:p>
        <text:p text:style-name="P2"><text:span text:style-name="T9"><text:s text:c="6"/>return currNode;</text:span></text:p>
        <text:p text:style-name="P2"><text:span text:style-name="T9"><text:s text:c="4"/>}</text:span></text:p>
        <text:p text:style-name="P2"><text:span text:style-name="T9"><text:s text:c="4"/>return getMinValueNode(currNode-&gt;left);</text:span></text:p>
        <text:p text:style-name="P2"><text:span text:style-name="T9">}</text:span></text:p>
        <text:p text:style-name="P4"/>
        <text:p text:style-name="P2"><draw:line text:anchor-type="paragraph" draw:z-index="4" draw:name="Straight Connector 11" draw:style-name="gr1" draw:text-style-name="P14" svg:x1="-0.6134in" svg:y1="0.2083in" svg:x2="2.2075in" svg:y2="0.2303in"><text:p/></draw:line><text:span text:style-name="T8">Delete subtree</text:span></text:p>
        <text:p text:style-name="P4"/>
        <text:p text:style-name="P4"/>
        <text:p text:style-name="P2"><text:span text:style-name="T9">void BST:: destroyNode(Node *currNode){</text:span></text:p>
        <text:p text:style-name="P2"><text:span text:style-name="T9"><text:s text:c="5"/>if(currNode!=NULL)</text:span></text:p>
        <text:p text:style-name="P2"><text:span text:style-name="T9"><text:s text:c="5"/>{</text:span></text:p>
        <text:p text:style-name="P2"><text:span text:style-name="T9"><text:s text:c="9"/>destroyNode(currNode-&gt;left);</text:span></text:p>
        <text:p text:style-name="P2"><text:span text:style-name="T9"><text:s text:c="9"/>destroyNode(currNode-&gt;right);</text:span></text:p>
        <text:p text:style-name="P4"/>
        <text:p text:style-name="P2"><text:span text:style-name="T9"><text:s text:c="9"/>delete currNode;</text:span></text:p>
        <text:p text:style-name="P2"><text:span text:style-name="T9"><text:s text:c="9"/>currNode = NULL;</text:span></text:p>
        <text:p text:style-name="P2"><text:span text:style-name="T9"><text:s text:c="5"/>}</text:span></text:p>
        <text:p text:style-name="P2"><text:span text:style-name="T9"><text:s/>}</text:span></text:p>
        <text:p text:style-name="P6"/>
        <text:p text:style-name="P2"><text:span text:style-name="T8">Delete Node</text:span></text:p>
        <text:p text:style-name="P6"/>
        <text:p text:style-name="P2"><text:span text:style-name="T3">Node* BST::deleteNode(Node *currNode, int value) {</text:span></text:p>
        <text:p text:style-name="P2"><text:span text:style-name="T3"><text:s text:c="2"/>if(currNode == NULL)</text:span></text:p>
        <text:p text:style-name="P2"><text:span text:style-name="T3"><text:s text:c="4"/>return NULL;</text:span></text:p>
        <text:p text:style-name="P2"><text:span text:style-name="T3"><text:s text:c="2"/>else if(value &lt; currNode-&gt;key)</text:span></text:p>
        <text:p text:style-name="P2"><text:span text:style-name="T3"><text:s text:c="4"/>currNode-&gt;left = deleteNode(currNode-&gt;left, value);</text:span></text:p>
        <text:p text:style-name="P2"><text:span text:style-name="T3"><text:s text:c="2"/>else if(value &gt; currNode-&gt;key)</text:span></text:p>
        <text:p text:style-name="P2"><text:span text:style-name="T3"><text:s text:c="4"/>currNode-&gt;right = deleteNode(currNode-&gt;right, value);</text:span></text:p>
        <text:p text:style-name="P2"><text:span text:style-name="T3"><text:s text:c="2"/>else {</text:span></text:p>
        <text:p text:style-name="P2"><text:span text:style-name="T3"><text:s text:c="4"/>if(currNode-&gt;left == NULL &amp;&amp; currNode-&gt;right == NULL){</text:span></text:p>
        <text:p text:style-name="P2"><text:span text:style-name="T3"><text:s text:c="6"/>delete currNode;</text:span></text:p>
        <text:p text:style-name="P2"><text:span text:style-name="T3"><text:s text:c="6"/>return NULL;</text:span></text:p>
        <text:p text:style-name="P2"><text:span text:style-name="T3"><text:s text:c="4"/>}</text:span></text:p>
        <text:p text:style-name="P2"><text:span text:style-name="T3"><text:s text:c="4"/>else if(currNode-&gt;left == NULL){</text:span></text:p>
        <text:p text:style-name="P2"><text:span text:style-name="T3"><text:s text:c="6"/>Node *tmp = currNode;</text:span></text:p>
        <text:p text:style-name="P2"><text:span text:style-name="T3"><text:s text:c="6"/>currNode = currNode-&gt;right;</text:span></text:p>
        <text:p text:style-name="P2"><text:span text:style-name="T3"><text:s text:c="6"/>delete tmp;</text:span></text:p>
        <text:p text:style-name="P2"><text:span text:style-name="T3"><text:s text:c="4"/>}</text:span></text:p>
        <text:p text:style-name="P2"><text:span text:style-name="T3"><text:s text:c="4"/>else if(currNode-&gt;right == NULL){</text:span></text:p>
        <text:p text:style-name="P2"><text:span text:style-name="T3"><text:s text:c="6"/>Node *tmp = currNode;</text:span></text:p>
        <text:p text:style-name="P2"><text:span text:style-name="T3"><text:s text:c="6"/>currNode = currNode-&gt;left;</text:span></text:p>
        <text:p text:style-name="P2"><text:span text:style-name="T3"><text:s text:c="6"/>delete tmp;</text:span></text:p>
        <text:p text:style-name="P2"><text:span text:style-name="T3"><text:s text:c="4"/>}</text:span></text:p>
        <text:p text:style-name="P2"><text:span text:style-name="T3"><text:s text:c="4"/>else{</text:span></text:p>
        <text:p text:style-name="P2"><text:span text:style-name="T3"><text:s text:c="6"/>Node *tmp = currNode;</text:span></text:p>
        <text:p text:style-name="P2"><text:span text:style-name="T3"><text:s text:c="6"/>tmp = getMinValueNode(currNode-&gt;right);</text:span></text:p>
        <text:p text:style-name="P2"><text:span text:style-name="T3"><text:s text:c="6"/>currNode-&gt;key = tmp-&gt;key;</text:span></text:p>
        <text:p text:style-name="P2"><text:span text:style-name="T3"><text:s text:c="6"/>currNode-&gt;right = deleteNode(currNode-&gt;right, tmp-&gt;key);</text:span></text:p>
        <text:p text:style-name="P2"><text:span text:style-name="T3"><text:s text:c="4"/>}</text:span></text:p>
        <text:p text:style-name="P2"><text:span text:style-name="T3"><text:s text:c="2"/>}</text:span></text:p>
        <text:p text:style-name="P2"><text:span text:style-name="T3">return currNode;</text:span></text:p>
        <text:p text:style-name="P2"><text:span text:style-name="T3">}</text:span></text:p>
        <text:p text:style-name="P7"/>
        <text:p text:style-name="P2"><draw:line text:anchor-type="paragraph" draw:z-index="5" draw:name="Straight Connector 17" draw:style-name="gr2" draw:text-style-name="P14" svg:x1="-0.2008in" svg:y1="0.1508in" svg:x2="2.4409in" svg:y2="0.1803in"><text:p/></draw:line><text:span text:style-name="T8">Sum of Nodes</text:span></text:p>
        <text:p text:style-name="P6"/>
        <text:p text:style-name="P2"><text:span text:style-name="T5">int Tree::sumNodes(Node *node){</text:span></text:p>
        <text:p text:style-name="P2"><text:span text:style-name="T5"><text:s text:c="2"/>if(node == NULL) return 0;</text:span></text:p>
        <text:p text:style-name="P2"><text:span text:style-name="T5"><text:s text:c="2"/>else</text:span></text:p>
        <text:p text:style-name="P2"><text:span text:style-name="T5"><text:s text:c="4"/>return (node-&gt;data + sumNodes(node-&gt;left) + sumNodes(node-&gt;right));</text:span></text:p>
        <text:p text:style-name="P2"><text:span text:style-name="T5">}</text:span></text:p>
        <text:p text:style-name="P9"/>
        <text:p text:style-name="P2"><draw:line text:anchor-type="paragraph" draw:z-index="6" draw:name="Straight Connector 19" draw:style-name="gr3" draw:text-style-name="P14" svg:x1="-0.3626in" svg:y1="0.1539in" svg:x2="2.2193in" svg:y2="0.1685in"><text:p/></draw:line><text:span text:style-name="T8">PreOrder Traverse</text:span></text:p>
        <text:p text:style-name="P2"><text:span text:style-name="T5">void Tree::preOrderTraverse(Node *node) {</text:span></text:p>
        <text:p text:style-name="P2"><text:span text:style-name="T5"><text:s text:c="2"/>if (node == NULL) return;</text:span></text:p>
        <text:p text:style-name="P2"><text:span text:style-name="T5"><text:s text:c="4"/>cout &lt;&lt; node-&gt;data &lt;&lt; " ";</text:span></text:p>
        <text:p text:style-name="P2"><text:span text:style-name="T5"><text:s text:c="4"/>preOrderTraverse(node-&gt;left);</text:span></text:p>
        <text:p text:style-name="P2"><text:span text:style-name="T5"><text:s text:c="4"/>preOrderTraverse(node-&gt;right);</text:span></text:p>
        <text:p text:style-name="P2"><text:span text:style-name="T5">}</text:span></text:p>
        <text:p text:style-name="P9"/>
        <text:p text:style-name="P3"><text:span text:style-name="T1">GRAPHS</text:span></text:p>
        <text:p text:style-name="P2"><draw:line text:anchor-type="paragraph" draw:z-index="7" draw:name="Straight Connector 21" draw:style-name="gr3" draw:text-style-name="P14" svg:x1="-0.3626in" svg:y1="0.1421in" svg:x2="2.2193in" svg:y2="0.1567in"><text:p/></draw:line><text:span text:style-name="T8">ADD EDGE</text:span></text:p>
        <text:p text:style-name="P6"/>
        <text:p text:style-name="P2"><text:span text:style-name="T5">void Graph::addEdge(string v1, string v2, int weight)</text:span></text:p>
        <text:p text:style-name="P9"/>
        <text:p text:style-name="P2"><text:span text:style-name="T5">Loop through vertices</text:span></text:p>
        <text:p text:style-name="P2"><text:span text:style-name="T5"><text:s text:c="3"/>If v1 found</text:span></text:p>
        <text:p text:style-name="P2"><text:span text:style-name="T5"><text:s text:c="3"/>Loop through vertices</text:span></text:p>
        <text:p text:style-name="P2"><text:span text:style-name="T5"><text:s text:c="3"/>If v2 found (not same index as v1)</text:span></text:p>
        <text:p text:style-name="P2"><text:span text:style-name="T5"><text:s text:c="6"/>adjVertex ad; </text:span></text:p>
        <text:p text:style-name="P2"><text:span text:style-name="T5"><text:s text:c="5"/>ad.v = vertices[j]; </text:span></text:p>
        <text:p text:style-name="P2"><text:span text:style-name="T5"><text:s text:c="5"/>ad.weight = weight;</text:span></text:p>
        <text:p text:style-name="P2"><text:span text:style-name="T5"><text:s text:c="5"/>vertices[i]-&gt;adj.push_back(ad); </text:span></text:p>
        <text:p text:style-name="P2"><text:span text:style-name="T5"><text:s text:c="5"/>adjVertex ad2; </text:span></text:p>
        <text:p text:style-name="P2"><text:span text:style-name="T5"><text:s text:c="5"/>ad2.v = vertices[i]; </text:span></text:p>
        <text:p text:style-name="P2"><text:span text:style-name="T5"><text:s text:c="5"/>ad2.weight = weight;</text:span></text:p>
        <text:p text:style-name="P2"><text:span text:style-name="T5"><text:s text:c="5"/>vertices[j]-&gt;adj.push_back(ad2);</text:span></text:p>
        <text:p text:style-name="P2"><text:span text:style-name="T5"><text:s text:c="5"/></text:span></text:p>
        <text:p text:style-name="P2"><draw:line text:anchor-type="paragraph" draw:z-index="8" draw:name="Straight Connector 22" draw:style-name="gr3" draw:text-style-name="P14" svg:x1="-0.3626in" svg:y1="0.1213in" svg:x2="2.2193in" svg:y2="0.1358in"><text:p/></draw:line><text:span text:style-name="T8">ADD VERTEX</text:span></text:p>
        <text:p text:style-name="P6"/>
        <text:p text:style-name="P2"><text:span text:style-name="T5">void Graph::addVertex(string name) {</text:span></text:p>
        <text:p text:style-name="P2"><text:span text:style-name="T5"><text:s/>bool exists = false;</text:span></text:p>
        <text:p text:style-name="P2"><text:span text:style-name="T5"><text:s/>for(int i = 0; i &lt;vertices.size(); i++) {</text:span></text:p>
        <text:p text:style-name="P2"><text:span text:style-name="T5"><text:s text:c="2"/>if(vertices[i]-&gt;name==name)</text:span></text:p>
        <text:p text:style-name="P2"><text:span text:style-name="T5"><text:s text:c="3"/>exists = true;</text:span></text:p>
        <text:p text:style-name="P2"><text:span text:style-name="T5"><text:s/>}</text:span></text:p>
        <text:p text:style-name="P2"><text:span text:style-name="T5">if(exists == false) {</text:span></text:p>
        <text:p text:style-name="P2"><text:span text:style-name="T5"><text:s text:c="2"/>vertex *nVert = new vertex;</text:span></text:p>
        <text:p text:style-name="P2"><text:span text:style-name="T5"><text:s text:c="2"/>nVert-&gt;name = name;</text:span></text:p>
        <text:p text:style-name="P2"><text:span text:style-name="T5"><text:s text:c="2"/>vertices.push_back(nVert);</text:span></text:p>
        <text:p text:style-name="P2"><draw:line text:anchor-type="paragraph" draw:z-index="9" draw:name="Straight Connector 23" draw:style-name="gr4" draw:text-style-name="P14" svg:x1="5.3693in" svg:y1="0.1579in" svg:x2="7.9366in" svg:y2="0.1508in"><text:p/></draw:line><text:span text:style-name="T8">Depth First</text:span></text:p>
        <text:p text:style-name="P9"/>
        <text:p text:style-name="P2"><text:span text:style-name="T5">void dftHelper(vertex *v) {</text:span></text:p>
        <text:p text:style-name="P2"><text:span text:style-name="T5"><text:s/>v-&gt;visited = true;</text:span></text:p>
        <text:p text:style-name="P2"><text:span text:style-name="T5"><text:s/>int adjSize = v-&gt;adj.size();</text:span></text:p>
        <text:p text:style-name="P2"><text:span text:style-name="T5"><text:s/>for(int i = 0; i &lt; adjSize; i++) {</text:span></text:p>
        <text:p text:style-name="P2"><text:span text:style-name="T5"><text:s text:c="2"/>if(v-&gt;adj[i].v-&gt;visited==false) {</text:span></text:p>
        <text:p text:style-name="P2"><text:span text:style-name="T5"><text:s text:c="3"/>cout &lt;&lt; v-&gt;adj[i].v-&gt;name &lt;&lt; " --&gt; ";</text:span></text:p>
        <text:p text:style-name="P2"><text:span text:style-name="T5"><text:s text:c="3"/>dftHelper(v-&gt;adj[i].v);</text:span></text:p>
        <text:p text:style-name="P2"><text:span text:style-name="T5"><text:s text:c="2"/>}</text:span></text:p>
        <text:p text:style-name="P2"><text:span text:style-name="T5"><text:s/>}</text:span></text:p>
        <text:p text:style-name="P2"><text:span text:style-name="T5">}</text:span></text:p>
        <text:p text:style-name="P2"><text:span text:style-name="T5">void Graph::depthFirstTraversal(string sourceVertex) {</text:span></text:p>
        <text:p text:style-name="P2"><text:span text:style-name="T5"><text:s/>int vSize = vertices.size();</text:span></text:p>
        <text:p text:style-name="P2"><text:span text:style-name="T5"><text:s/>for(int i = 0; i &lt; vSize; i++){</text:span></text:p>
        <text:p text:style-name="P2"><text:span text:style-name="T5"><text:s text:c="3"/>if(vertices[i]-&gt; name == sourceVertex) {</text:span></text:p>
        <text:p text:style-name="P2"><text:span text:style-name="T5"><text:s text:c="4"/>cout &lt;&lt; vertices[i]-&gt;name &lt;&lt; " --&gt; ";</text:span></text:p>
        <text:p text:style-name="P2"><text:span text:style-name="T5"><text:s text:c="4"/>dftHelper(vertices[i]);</text:span></text:p>
        <text:p text:style-name="P2"><text:span text:style-name="T5"><text:s text:c="3"/>}</text:span></text:p>
        <text:p text:style-name="P2"><text:span text:style-name="T5"><text:s/>}</text:span></text:p>
        <text:p text:style-name="P2"><text:span text:style-name="T5"><text:s text:c="2"/>cout &lt;&lt; "Done";</text:span></text:p>
        <text:p text:style-name="P2"><text:span text:style-name="T5">}</text:span></text:p>
        <text:p text:style-name="P9"/>
        <text:p text:style-name="P2"><draw:line text:anchor-type="paragraph" draw:z-index="10" draw:name="Straight Connector 25" draw:style-name="gr5" draw:text-style-name="P14" svg:x1="5.5244in" svg:y1="0.1496in" svg:x2="8.0917in" svg:y2="0.1425in"><text:p/></draw:line><text:span text:style-name="T8">Breadth First</text:span></text:p>
        <text:p text:style-name="P9"/>
        <text:p text:style-name="P2"><text:span text:style-name="T5">void Graph::breadthFirstTraverse(string sourceVertex) {</text:span></text:p>
        <text:p text:style-name="P2"><text:span text:style-name="T5"><text:s/>vertex *vRoot;</text:span></text:p>
        <text:p text:style-name="P2"><text:span text:style-name="T5"><text:s/>int vSize = vertices.size();</text:span></text:p>
        <text:p text:style-name="P2"><text:span text:style-name="T5"><text:s/>int adjSize;</text:span></text:p>
        <text:p text:style-name="P2"><text:span text:style-name="T5"><text:s/>for(int i = 0; i &lt; vSize; i++) {</text:span></text:p>
        <text:p text:style-name="P2"><text:span text:style-name="T5"><text:s text:c="2"/>if(vertices[i]-&gt;name==sourceVertex)</text:span></text:p>
        <text:p text:style-name="P2"><text:span text:style-name="T5"><text:s text:c="3"/>vRoot = vertices[i];</text:span></text:p>
        <text:p text:style-name="P2"><text:span text:style-name="T5"><text:s/>}</text:span></text:p>
        <text:p text:style-name="P2"><text:span text:style-name="T5"><text:s/>vRoot-&gt;visited=true;</text:span></text:p>
        <text:p text:style-name="P2"><text:span text:style-name="T5"><text:s/>queue&lt;vertex*&gt; q;</text:span></text:p>
        <text:p text:style-name="P2"><text:span text:style-name="T5"><text:s/>q.push(vRoot);</text:span></text:p>
        <text:p text:style-name="P2"><text:span text:style-name="T5"><text:s/>vertex *n;</text:span></text:p>
        <text:p text:style-name="P2"><text:span text:style-name="T5"><text:s/>cout &lt;&lt; "Starting vertex (root): ";</text:span></text:p>
        <text:p text:style-name="P2"><text:span text:style-name="T5"><text:s/>cout &lt;&lt; vRoot-&gt;name &lt;&lt; "-&gt; ";</text:span></text:p>
        <text:p text:style-name="P2"><text:span text:style-name="T5"><text:s/>while(!q.empty()) {</text:span></text:p>
        <text:p text:style-name="P2"><text:span text:style-name="T5"><text:s text:c="2"/>n=q.front();</text:span></text:p>
        <text:p text:style-name="P2"><text:span text:style-name="T5"><text:s text:c="2"/>adjSize = n-&gt;adj.size();</text:span></text:p>
        <text:p text:style-name="P2"><text:span text:style-name="T5"><text:s text:c="2"/>q.pop();</text:span></text:p>
        <text:p text:style-name="P2"><text:span text:style-name="T5"><text:s text:c="2"/>for(int i = 0; i &lt; adjSize;i++) {</text:span></text:p>
        <text:p text:style-name="P2"><text:span text:style-name="T5"><text:s text:c="3"/>if(!n-&gt;adj[i].v-&gt;visited) {</text:span></text:p>
        <text:p text:style-name="P2"><text:span text:style-name="T5"><text:s text:c="6"/>n-&gt;adj[i].v-&gt;visited = true;</text:span></text:p>
        <text:p text:style-name="P2"><text:span text:style-name="T5"><text:s text:c="6"/>q.push(n-&gt;adj[i].v);</text:span></text:p>
        <text:p text:style-name="P2"><text:span text:style-name="T5"><text:s text:c="6"/>n-&gt;adj[i].v-&gt;distance = n-&gt;distance+1;</text:span></text:p>
        <text:p text:style-name="P2"><text:span text:style-name="T5"><text:s text:c="6"/>cout &lt;&lt; n-&gt;adj[i].v-&gt;name &lt;&lt; "(";</text:span></text:p>
        <text:p text:style-name="P2"><text:span text:style-name="T5"><text:s text:c="6"/>cout &lt;&lt; n-&gt;adj[i].v-&gt;distance &lt;&lt; ")" &lt;&lt; " ";</text:span></text:p>
        <text:p text:style-name="P2"><text:span text:style-name="T5"><text:s text:c="3"/>}</text:span></text:p>
        <text:p text:style-name="P2"><text:span text:style-name="T5"><text:s text:c="2"/>}</text:span></text:p>
        <text:p text:style-name="P2"><text:span text:style-name="T5"><text:s/>}</text:span></text:p>
        <text:p text:style-name="P2"><text:span text:style-name="T5">}</text:span></text:p>
        <text:p text:style-name="P9"/>
        <text:p text:style-name="P2"><draw:line text:anchor-type="paragraph" draw:z-index="11" draw:name="Straight Connector 27" draw:style-name="gr6" draw:text-style-name="P14" svg:x1="5.3709in" svg:y1="0.1358in" svg:x2="7.9528in" svg:y2="0.1504in"><text:p/></draw:line><text:span text:style-name="T8">Get Connected Components</text:span></text:p>
        <text:p text:style-name="P2"><text:span text:style-name="T5">int Graph::getConnectedComponents() {</text:span></text:p>
        <text:p text:style-name="P2"><text:span text:style-name="T5"><text:s/>int vSize = vertices.size();</text:span></text:p>
        <text:p text:style-name="P2"><text:span text:style-name="T5"><text:s/>int numSubGraphs = 0;</text:span></text:p>
        <text:p text:style-name="P2"><text:span text:style-name="T5"><text:s/>for(int i = 1; i &lt; vSize; i++) {</text:span></text:p>
        <text:p text:style-name="P2"><text:span text:style-name="T5"><text:s text:c="2"/>if(vertices[i]-&gt;visited == false) {</text:span></text:p>
        <text:p text:style-name="P2"><text:span text:style-name="T5"><text:s text:c="3"/>numSubGraphs++;</text:span></text:p>
        <text:p text:style-name="P2"><text:span text:style-name="T5"><text:s text:c="3"/>bft(vertices[i]-&gt;name ,vertices);</text:span></text:p>
        <text:p text:style-name="P2"><text:span text:style-name="T5"><text:s text:c="2"/>}</text:span></text:p>
        <text:p text:style-name="P2"><text:span text:style-name="T5"><text:s/>}</text:span></text:p>
        <text:p text:style-name="P2"><text:span text:style-name="T5"><text:s/>if(numSubGraphs==0) {</text:span></text:p>
        <text:p text:style-name="P2"><text:span text:style-name="T5"><text:s text:c="2"/>if(vSize &gt; 0)</text:span></text:p>
        <text:p text:style-name="P2"><text:span text:style-name="T5"><text:s text:c="3"/>numSubGraphs=1;</text:span></text:p>
        <text:p text:style-name="P2"><text:span text:style-name="T5"><text:s/>}</text:span></text:p>
        <text:p text:style-name="P2"><text:span text:style-name="T5"><text:s/>return numSubGraphs;</text:span></text:p>
        <text:p text:style-name="P2"><text:span text:style-name="T5">}</text:span></text:p>
        <text:p text:style-name="P9"/>
        <text:p text:style-name="P9"/>
        <text:p text:style-name="P2"><text:span text:style-name="T8">Check Bipartite</text:span></text:p>
        <text:p text:style-name="P6"><draw:line text:anchor-type="paragraph" draw:z-index="12" draw:name="Straight Connector 28" draw:style-name="gr7" draw:text-style-name="P14" svg:x1="0.1256in" svg:y1="0.0673in" svg:x2="2.9465in" svg:y2="0.0894in"><text:p/></draw:line><text:soft-page-break/></text:p>
        <text:p text:style-name="P2"><text:span text:style-name="T5">bool bipartiteHelper(vertex *v, int vSize) {</text:span></text:p>
        <text:p text:style-name="P2"><text:span text:style-name="T5"><text:s/>int adjSize;</text:span></text:p>
        <text:p text:style-name="P2"><text:span text:style-name="T5"><text:s/>v-&gt;visited=true;</text:span></text:p>
        <text:p text:style-name="P2"><text:span text:style-name="T5"><text:s/>v-&gt;color="RED";</text:span></text:p>
        <text:p text:style-name="P2"><text:span text:style-name="T5"><text:s/>queue&lt;vertex*&gt; q;</text:span></text:p>
        <text:p text:style-name="P2"><text:span text:style-name="T5"><text:s/>q.push(v);</text:span></text:p>
        <text:p text:style-name="P2"><text:span text:style-name="T5"><text:s/>vertex *cur;</text:span></text:p>
        <text:p text:style-name="P2"><text:span text:style-name="T5"><text:s/>while(!q.empty()) {</text:span></text:p>
        <text:p text:style-name="P2"><text:span text:style-name="T5"><text:s text:c="2"/>cur=q.front();</text:span></text:p>
        <text:p text:style-name="P2"><text:span text:style-name="T5"><text:s text:c="2"/>adjSize = cur-&gt;adj.size();</text:span></text:p>
        <text:p text:style-name="P2"><text:span text:style-name="T5"><text:s text:c="2"/>q.pop();</text:span></text:p>
        <text:p text:style-name="P2"><text:span text:style-name="T5"><text:s text:c="2"/>for(int i = 0; i &lt; adjSize;i++) {</text:span></text:p>
        <text:p text:style-name="P2"><text:span text:style-name="T5"><text:s text:c="3"/>if(!cur-&gt;adj[i].v-&gt;visited) { </text:span></text:p>
        <text:p text:style-name="P2"><text:span text:style-name="T5"><text:s text:c="6"/>cur-&gt;adj[i].v-&gt;visited = true;</text:span></text:p>
        <text:p text:style-name="P2"><text:span text:style-name="T5"><text:s text:c="6"/>q.push(cur-&gt;adj[i].v);</text:span></text:p>
        <text:p text:style-name="P2"><text:span text:style-name="T5"><text:s text:c="6"/>if(cur-&gt;color=="RED")</text:span></text:p>
        <text:p text:style-name="P2"><text:span text:style-name="T5"><text:s text:c="7"/>cur-&gt;adj[i].v-&gt;color = "BLUE";</text:span></text:p>
        <text:p text:style-name="P2"><text:span text:style-name="T5"><text:s text:c="6"/>if(cur-&gt;color=="BLUE")</text:span></text:p>
        <text:p text:style-name="P2"><text:span text:style-name="T5"><text:s text:c="7"/>cur-&gt;adj[i].v-&gt;color = "RED";</text:span></text:p>
        <text:p text:style-name="P2"><text:span text:style-name="T5"><text:s text:c="4"/>}</text:span></text:p>
        <text:p text:style-name="P2"><text:span text:style-name="T5"><text:s text:c="4"/>if(cur-&gt;color==cur-&gt;adj[i].v-&gt;color)</text:span></text:p>
        <text:p text:style-name="P2"><text:span text:style-name="T5"><text:s text:c="5"/>return false;</text:span></text:p>
        <text:p text:style-name="P2"><text:span text:style-name="T5"><text:s text:c="2"/>}</text:span></text:p>
        <text:p text:style-name="P2"><text:span text:style-name="T5"><text:s/>}</text:span></text:p>
        <text:p text:style-name="P2"><text:span text:style-name="T5"><text:s/>return true;</text:span></text:p>
        <text:p text:style-name="P2"><text:span text:style-name="T5">}</text:span></text:p>
        <text:p text:style-name="P2"><text:span text:style-name="T5">bool Graph::checkBipartite() {</text:span></text:p>
        <text:p text:style-name="P2"><text:span text:style-name="T5"><text:s/>int vSize = vertices.size();</text:span></text:p>
        <text:p text:style-name="P2"><text:span text:style-name="T5"><text:s/>bool bi;</text:span></text:p>
        <text:p text:style-name="P2"><text:span text:style-name="T5"><text:s/>for(int i = 0; i &lt; vSize; i++) {</text:span></text:p>
        <text:p text:style-name="P2"><text:span text:style-name="T5"><text:s text:c="2"/>if(!vertices[i]-&gt;visited) {</text:span></text:p>
        <text:p text:style-name="P2"><text:span text:style-name="T5"><text:s text:c="3"/>bi = bipartiteHelper(vertices[i], vSize);</text:span></text:p>
        <text:p text:style-name="P2"><text:span text:style-name="T5"><text:s text:c="3"/>if(bi==false)</text:span></text:p>
        <text:p text:style-name="P2"><text:span text:style-name="T5"><text:s text:c="4"/>return false;</text:span></text:p>
        <text:p text:style-name="P2"><text:span text:style-name="T5"><text:s text:c="2"/>}</text:span></text:p>
        <text:p text:style-name="P2"><text:span text:style-name="T5"><text:s/>}</text:span></text:p>
        <text:p text:style-name="P2"><text:span text:style-name="T5"><text:s/>return true;</text:span></text:p>
        <text:p text:style-name="P2"><text:span text:style-name="T5">}</text:span></text:p>
        <text:p text:style-name="P9"/>
        <text:p text:style-name="P2"><draw:line text:anchor-type="paragraph" draw:z-index="13" draw:name="Straight Connector 29" draw:style-name="gr1" draw:text-style-name="P14" svg:x1="-0.6134in" svg:y1="0.1575in" svg:x2="2.2075in" svg:y2="0.1795in"><text:p/></draw:line><text:span text:style-name="T8">Dijkstra</text:span></text:p>
        <text:p text:style-name="P9"/>
        <text:p text:style-name="P2"><text:span text:style-name="T5">vertex* Graph::DijkstraAlgorithm(string start, string end) {</text:span></text:p>
        <text:p text:style-name="P2"><text:span text:style-name="T5"><text:s/>int minDist = 1000;</text:span></text:p>
        <text:p text:style-name="P2"><text:span text:style-name="T5"><text:s/>int SLsize;</text:span></text:p>
        <text:p text:style-name="P2"><text:span text:style-name="T5"><text:s/>int adjSize;</text:span></text:p>
        <text:p text:style-name="P2"><text:span text:style-name="T5"><text:s/>int dist;</text:span></text:p>
        <text:p text:style-name="P2"><text:span text:style-name="T5"><text:s/>vertex *vStart = search(start, vertices);</text:span></text:p>
        <text:p text:style-name="P2"><text:span text:style-name="T5"><text:s/>vertex *vEnd = search(end, vertices);</text:span></text:p>
        <text:p text:style-name="P2"><text:span text:style-name="T5"><text:s/>vertex *solvedV = NULL;</text:span></text:p>
        <text:p text:style-name="P2"><text:span text:style-name="T5"><text:s/>vertex *s = NULL;</text:span></text:p>
        <text:p text:style-name="P2"><text:span text:style-name="T5"><text:s/>if(vStart==NULL||vEnd==NULL)</text:span></text:p>
        <text:p text:style-name="P2"><text:span text:style-name="T5"><text:s text:c="2"/>return NULL;</text:span></text:p>
        <text:p text:style-name="P2"><text:span text:style-name="T5"><text:s/>vector&lt;vertex*&gt;solvedList; </text:span></text:p>
        <text:p text:style-name="P2"><text:span text:style-name="T5"><text:s/>solvedList.push_back(vStart); </text:span></text:p>
        <text:p text:style-name="P2"><text:span text:style-name="T5"><text:s/>vStart-&gt;distance = 0;</text:span></text:p>
        <text:p text:style-name="P2"><text:span text:style-name="T5"><text:s/>vStart-&gt;visited = true;</text:span></text:p>
        <text:p text:style-name="P2"><text:span text:style-name="T5"><text:s/>while(!vEnd-&gt;visited) {</text:span></text:p>
        <text:p text:style-name="P2"><text:span text:style-name="T5"><text:s text:c="2"/>minDist = 1000;</text:span></text:p>
        <text:p text:style-name="P2"><text:span text:style-name="T5"><text:s text:c="2"/>SLsize = solvedList.size();</text:span></text:p>
        <text:p text:style-name="P2"><text:span text:style-name="T5"><text:s text:c="2"/>for(int i = 0; i &lt; SLsize; i++) { </text:span></text:p>
        <text:p text:style-name="P2"><text:span text:style-name="T5"><text:s text:c="3"/>s = solvedList[i]; </text:span></text:p>
        <text:p text:style-name="P2"><text:span text:style-name="T5"><text:s text:c="3"/>adjSize = s-&gt;adj.size();</text:span></text:p>
        <text:p text:style-name="P2"><text:span text:style-name="T5"><text:s text:c="3"/>for(int x = 0; x &lt; adjSize; x++) { </text:span></text:p>
        <text:p text:style-name="P2"><text:span text:style-name="T5"><text:s text:c="4"/>if(!s-&gt;adj[x].v-&gt;visited) { </text:span></text:p>
        <text:p text:style-name="P2"><text:span text:style-name="T5"><text:s text:c="6"/>dist = s-&gt;distance + s-&gt;adj[x].weight; </text:span></text:p>
        <text:p text:style-name="P2"><text:span text:style-name="T5"><text:s text:c="5"/>if(dist &lt; minDist) {</text:span></text:p>
        <text:p text:style-name="P2"><text:span text:style-name="T5"><text:s text:c="6"/>solvedV = s-&gt;adj[x].v; </text:span></text:p>
        <text:p text:style-name="P2"><text:span text:style-name="T5"><text:s text:c="6"/>minDist = dist; </text:span></text:p>
        <text:p text:style-name="P2"><text:span text:style-name="T5"><text:s text:c="6"/>s-&gt;adj[x].v-&gt;pred = s;</text:span></text:p>
        <text:p text:style-name="P2"><text:span text:style-name="T5"><text:s text:c="5"/>}</text:span></text:p>
        <text:p text:style-name="P2"><text:span text:style-name="T5"><text:s text:c="4"/>}</text:span></text:p>
        <text:p text:style-name="P2"><text:span text:style-name="T5"><text:s text:c="3"/>}</text:span></text:p>
        <text:p text:style-name="P2"><text:span text:style-name="T5"><text:s text:c="2"/>}</text:span></text:p>
        <text:p text:style-name="P2"><text:span text:style-name="T5"><text:s text:c="2"/>solvedV-&gt;distance = minDist;</text:span></text:p>
        <text:p text:style-name="P2"><text:span text:style-name="T5"><text:s text:c="2"/>solvedV-&gt;visited = true;</text:span></text:p>
        <text:p text:style-name="P2"><text:span text:style-name="T5"><text:s text:c="2"/>solvedList.push_back(solvedV);</text:span></text:p>
        <text:p text:style-name="P2"><text:span text:style-name="T5"><text:s/>} // While end</text:span></text:p>
        <text:p text:style-name="P2"><text:span text:style-name="T5"><text:s/>return vEnd;</text:span></text:p>
        <text:p text:style-name="P2"><text:span text:style-name="T5">}</text:span></text:p>
        <text:p text:style-name="P9"/>
        <text:p text:style-name="P3"><text:span text:style-name="T1">BST NOTES</text:span></text:p>
        <text:p text:style-name="P10"/>
        <text:p text:style-name="P2"><text:span text:style-name="T5">void​ ​ preorder​ ( ​ int​ *root) {</text:span></text:p>
        <text:p text:style-name="P2"><text:span text:style-name="T5"><text:s text:c="2"/>if​ (root != ​ NULL​ ) {</text:span></text:p>
        <text:p text:style-name="P2"><text:span text:style-name="T5"><text:s text:c="3"/>print(root-&gt;data);</text:span></text:p>
        <text:p text:style-name="P2"><text:span text:style-name="T5"><text:s text:c="3"/>preorder(root-&gt;left);</text:span></text:p>
        <text:p text:style-name="P2"><text:span text:style-name="T5"><text:s text:c="3"/>preorder(root-&gt;right);</text:span></text:p>
        <text:p text:style-name="P2"><text:span text:style-name="T5"><text:s text:c="2"/>}</text:span></text:p>
        <text:p text:style-name="P2"><text:span text:style-name="T5"><text:s/>}</text:span></text:p>
        <text:p text:style-name="P9"/>
        <text:p text:style-name="P2"><text:span text:style-name="T5">void​ ​ inorder​ ( ​ int​ *root){</text:span></text:p>
        <text:p text:style-name="P2"><text:span text:style-name="T5"><text:s text:c="2"/>if​ (root != ​ NULL​ ){</text:span></text:p>
        <text:p text:style-name="P2"><text:span text:style-name="T5"><text:s text:c="3"/>inorder(root-&gt;left);</text:span></text:p>
        <text:p text:style-name="P2"><text:span text:style-name="T5"><text:s text:c="3"/>print(root-&gt;data);</text:span></text:p>
        <text:p text:style-name="P2"><text:span text:style-name="T5"><text:s text:c="3"/>inorder(root-&gt;right);</text:span></text:p>
        <text:p text:style-name="P2"><text:span text:style-name="T5"><text:s text:c="2"/>}</text:span></text:p>
        <text:p text:style-name="P2"><text:span text:style-name="T5"><text:s/>}</text:span></text:p>
        <text:p text:style-name="P9"/>
        <text:p text:style-name="P2"><text:span text:style-name="T5"><text:s/>void​ ​ postorder​ ( ​ int​ *root){</text:span></text:p>
        <text:p text:style-name="P2"><text:span text:style-name="T5"><text:s text:c="2"/>if(root == NULL){</text:span></text:p>
        <text:p text:style-name="P2"><text:span text:style-name="T5"><text:s text:c="3"/>return;</text:span></text:p>
        <text:p text:style-name="P2"><text:span text:style-name="T5"><text:s text:c="2"/>}</text:span></text:p>
        <text:p text:style-name="P2"><text:span text:style-name="T5"><text:s text:c="2"/>postorder(root-&gt;left);</text:span></text:p>
        <text:p text:style-name="P2"><text:span text:style-name="T5"><text:s text:c="2"/>postorder(root-&gt;right);</text:span></text:p>
        <text:p text:style-name="P2"><text:span text:style-name="T5"><text:s text:c="2"/>print(root-&gt;data);</text:span></text:p>
        <text:p text:style-name="P2"><text:span text:style-name="T5"><text:s/>}</text:span></text:p>
        <text:p text:style-name="P9"/>
        <text:p text:style-name="P3"><text:span text:style-name="T1">BigO</text:span></text:p>
        <text:p text:style-name="P4"><text:span text:style-name="T7"><text:tab/>Acc <text:s/>S <text:s text:c="6"/>Ins <text:s text:c="5"/>Del</text:span></text:p>
        <text:p text:style-name="P4"><text:span text:style-name="T7">BST <text:s text:c="8"/>O(logn) <text:s text:c="3"/>” <text:s text:c="8"/>“</text:span></text:p>
        <text:p text:style-name="P4"><text:span text:style-name="T7">Hash <text:s text:c="8"/>NA <text:s text:c="9"/>O(1) <text:s text:c="2"/>O(1)</text:span></text:p>
        <text:p text:style-name="P9"/>
        <text:p text:style-name="P5"><text:span text:style-name="T7">Worst case</text:span></text:p>
        <text:p text:style-name="P4"><text:span text:style-name="T7"><text:s/>BST<text:tab/>O(n) <text:s text:c="8"/>“ <text:s text:c="12"/>“</text:span></text:p>
        <text:p text:style-name="P4"><text:span text:style-name="T7">Hash<text:tab/>NA <text:s text:c="10"/>O(n) <text:s text:c="7"/>“</text:span></text:p>
        <text:p text:style-name="P9"/>
        <text:p text:style-name="P3"><text:span text:style-name="T1">Hash</text:span></text:p>
        <text:p text:style-name="P2"><text:span text:style-name="T4"># Hash Tables </text:span></text:p>
        <text:p text:style-name="P2"><text:span text:style-name="T4"><text:tab/>+ Definition: A data structure that stores records in a linear structure, such as array. </text:span></text:p>
        <text:p text:style-name="P2"><text:span text:style-name="T4"><text:tab/>+ The index of the array is calculated for each element (record) by a hashing function</text:span></text:p>
        <text:p text:style-name="P2"><text:span text:style-name="T4"><text:tab/>+ Example: If I have four records to store: Anna, Jamie, Bryan, Laura</text:span></text:p>
        <text:p text:style-name="P8"/>
        <text:p text:style-name="P2"><text:span text:style-name="T4">## Two Components</text:span></text:p>
        <text:p text:style-name="P2"><text:span text:style-name="T4">- 1) Hash Function:</text:span></text:p>
        <text:p text:style-name="P2"><text:span text:style-name="T4"><text:s text:c="3"/><text:tab/>- [Generates Unique code]that corresponds to a valid array index.</text:span></text:p>
        <text:p text:style-name="P2"><text:span text:style-name="T4"><text:tab/>- [Is Repeatable] <text:s/>hashF(Laura)=&gt;3, [i get 3 every time]</text:span></text:p>
        <text:p text:style-name="P8"/>
        <text:p text:style-name="P2"><text:span text:style-name="T4">- 2). Hash table</text:span></text:p>
        <text:p text:style-name="P2"><text:span text:style-name="T4"><text:tab/>a. It's an array</text:span></text:p>
        <text:p text:style-name="P8"/>
        <text:p text:style-name="P2"><text:span text:style-name="T4"># Types of Hash Functions // There are many kinds.</text:span></text:p>
        <text:p text:style-name="P2"><text:span text:style-name="T4">## 1) Mod-of-Sum</text:span></text:p>
        <text:p text:style-name="P2"><text:span text:style-name="T4">- sum all the values in a string, then mod by array length.</text:span></text:p>
        <text:p text:style-name="P2"><text:span text:style-name="T4">- ex: take ascii value of each letter of someones name. add them up as the sum in the hash <text:s/>table.</text:span></text:p>
        <text:p text:style-name="P2"><text:span text:style-name="T4">- Sudo:</text:span></text:p>
        <text:p text:style-name="P2"><text:span text:style-name="T4"><text:tab/>int hashSumMod(key, tableSize)</text:span></text:p>
        <text:p text:style-name="P2"><text:span text:style-name="T4"><text:tab/><text:tab/>sum = 0;</text:span></text:p>
        <text:p text:style-name="P2"><text:span text:style-name="T4"><text:tab/><text:tab/>for i = 0 key.size()-1</text:span></text:p>
        <text:p text:style-name="P2"><text:span text:style-name="T4"><text:tab/><text:tab/><text:tab/>sum = sum + key(i)</text:span></text:p>
        <text:p text:style-name="P2"><text:span text:style-name="T4"><text:tab/><text:tab/>return sum &amp; tableSize;</text:span></text:p>
        <text:p text:style-name="P2"><text:span text:style-name="T4">## 2) Multiplicative Hash Function:</text:span></text:p>
        <text:p text:style-name="P2"><text:span text:style-name="T4">1) Sum all the ascii vals of key;</text:span></text:p>
        <text:p text:style-name="P2"><text:span text:style-name="T4"><text:tab/><text:tab/>int hash = 0;</text:span></text:p>
        <text:p text:style-name="P2"><text:span text:style-name="T4"><text:tab/><text:tab/>// Sum of key should be calculated [Like mod-of-sum]</text:span></text:p>
        <text:p text:style-name="P2"><text:span text:style-name="T4">2) Multiply by a const. decimal between 0 and 1.</text:span></text:p>
        <text:p text:style-name="P2"><text:span text:style-name="T4"><text:tab/><text:tab/>A = 13/32;</text:span></text:p>
        <text:p text:style-name="P2"><text:span text:style-name="T4"><text:tab/><text:tab/>hash = A * hash;</text:span></text:p>
        <text:p text:style-name="P2"><text:span text:style-name="T4">3) Keep the fractional part</text:span></text:p>
        <text:p text:style-name="P2"><text:span text:style-name="T4"><text:tab/><text:tab/>hash = fract(hash); [// 3.14 -&gt; 0.14]</text:span></text:p>
        <text:p text:style-name="P2"><text:span text:style-name="T4">4) Multiply by table size</text:span></text:p>
        <text:p text:style-name="P2"><text:span text:style-name="T4"><text:tab/><text:tab/>hash = hash * tableSize;</text:span></text:p>
        <text:p text:style-name="P2"><text:span text:style-name="T4"><text:tab/><text:tab/>return hash;</text:span></text:p>
        <text:p text:style-name="P2"><text:span text:style-name="T4">## Cryptographic hash functions</text:span></text:p>
        <text:p text:style-name="P2"><text:span text:style-name="T4">- Maps a "message" of anf size to a hash val of fixed size</text:span></text:p>
        <text:p text:style-name="P2"><text:span text:style-name="T4">- One-way fn not invertible</text:span></text:p>
        <text:p text:style-name="P2"><text:span text:style-name="T4">- lots of security applications</text:span></text:p>
        <text:p text:style-name="P2"><text:span text:style-name="T4"># Operations </text:span></text:p>
        <text:p text:style-name="P2"><text:span text:style-name="T4">- [*Store Record (insert)*]</text:span></text:p>
        <text:p text:style-name="P2"><text:span text:style-name="T4"><text:tab/>1. Compute the index value (hash(key))</text:span></text:p>
        <text:p text:style-name="P2"><text:span text:style-name="T4"><text:tab/>2. Write data to the table (array) at the index</text:span></text:p>
        <text:p text:style-name="P2"><text:span text:style-name="T4">- [*Retrieve Record (search)*]</text:span></text:p>
        <text:p text:style-name="P2"><text:span text:style-name="T4"><text:tab/>1. Use hash function to calculate the index</text:span></text:p>
        <text:p text:style-name="P2"><text:span text:style-name="T4"><text:tab/>2. Read data from the array at the index.</text:span></text:p>
        <text:p text:style-name="P2"><text:span text:style-name="T4">- <text:s/>*What about operation costs?*</text:span></text:p>
        <text:p text:style-name="P2"><text:span text:style-name="T4"><text:tab/>+ There is no need to traverse with HT</text:span></text:p>
        <text:p text:style-name="P2"><text:span text:style-name="T4"><text:tab/>+ Does not depend on key size</text:span></text:p>
        <text:p text:style-name="P2"><text:span text:style-name="T4"><text:tab/>+ No need to traverse other elements</text:span></text:p>
        <text:p text:style-name="P2"><text:span text:style-name="T4"><text:tab/>+ Access for array is O(1)</text:span></text:p>
        <text:p text:style-name="P2"><text:span text:style-name="T4"><text:tab/>*+ [Both store and retrieve (insert and search) have a cost of O(1)!!]</text:span></text:p>
        <text:p text:style-name="P2"><text:span text:style-name="T4">- <text:s/>Collision</text:span></text:p>
        <text:p text:style-name="P2"><text:span text:style-name="T4"><text:tab/>+ When 2 records hash to the same index in hash table.</text:span></text:p>
        <text:p text:style-name="P2"><text:span text:style-name="T4">## Dealing With Colisions</text:span></text:p>
        <text:p text:style-name="P2"><text:span text:style-name="T4">### Open addressing</text:span></text:p>
        <text:p text:style-name="P2"><text:span text:style-name="T4">- if location in table is occupied, find some other available location</text:span></text:p>
        <text:p text:style-name="P2"><text:span text:style-name="T4"><text:tab/>+ Need another algo that finds an open spot.(linear probing)</text:span></text:p>
        <text:p text:style-name="P2"><text:span text:style-name="T4"><text:tab/>+ linear probing </text:span></text:p>
        <text:p text:style-name="P2"><text:span text:style-name="T4"><text:tab/><text:tab/>-finds next available location in array</text:span></text:p>
        <text:p text:style-name="P2"><text:span text:style-name="T4"><text:tab/><text:tab/>```python</text:span></text:p>
        <text:p text:style-name="P2"><text:span text:style-name="T4"><text:tab/><text:tab/><text:tab/>index = hash(record.key)</text:span></text:p>
        <text:p text:style-name="P2"><text:span text:style-name="T4"><text:tab/><text:tab/><text:tab/>while(table[index] is occupied)</text:span></text:p>
        <text:p text:style-name="P2"><text:span text:style-name="T4"><text:tab/><text:tab/><text:tab/><text:tab/>index++</text:span></text:p>
        <text:p text:style-name="P2"><text:span text:style-name="T4"><text:tab/><text:tab/><text:tab/>table[index] = record</text:span></text:p>
        <text:p text:style-name="P2"><text:span text:style-name="T4"><text:tab/>+ Double Hashing</text:span></text:p>
        <text:p text:style-name="P2"><text:span text:style-name="T4"><text:tab/><text:tab/>* Hash something again by multiplying hash by const.</text:span></text:p>
        <text:p text:style-name="P2"><text:span text:style-name="T4"><text:tab/><text:tab/>* [tableSize]- important member</text:span></text:p>
        <text:p text:style-name="P2"><text:span text:style-name="T4"><text:tab/>+ Quadratic Hashing</text:span></text:p>
        <text:p text:style-name="P2"><text:span text:style-name="T4"><text:tab/><text:tab/>* Instead of looking at the next adjacent slot, skip over by i^2</text:span></text:p>
        <text:p text:style-name="P2"><text:span text:style-name="T4"><text:tab/><text:tab/> <text:s/>indecies</text:span></text:p>
        <text:p text:style-name="P8"/>
        <text:p text:style-name="P2"><text:span text:style-name="T4"><text:tab/><text:tab/> <text:s/>// Could cause over-use of memory. </text:span></text:p>
        <text:p text:style-name="P2"><text:span text:style-name="T4">### Chaining</text:span></text:p>
        <text:p text:style-name="P2"><text:span text:style-name="T4"><text:tab/>- Using a Linked List. Each element in hash table is head of a ll</text:span></text:p>
        <text:p text:style-name="P8"/>
        <text:p text:style-name="P8"/>
        <text:p text:style-name="P2"><text:span text:style-name="T4">### Clustering (Downside of linear probing)</text:span></text:p>
        <text:p text:style-name="P2"><text:span text:style-name="T4"><text:tab/>- Elements are likely to get bunched up in one area of the table.l</text:span><text:bookmark text:name="_GoBack"/></text:p>
        <text:p text:style-name="P2"><text:span text:style-name="T4">## ADT</text:span></text:p>
        <text:p text:style-name="P2"><text:span text:style-name="T4"><text:tab/>1. Hash Function</text:span></text:p>
        <text:p text:style-name="P2"><text:span text:style-name="T4"><text:tab/>2. Hash Table</text:span></text:p>
        <text:p text:style-name="P8"/>
        <text:p text:style-name="P2"><text:span text:style-name="T4">- Perfect hash function would have 0 collisions and perfectly fill a hash table</text:span></text:p>
        <text:p text:style-name="P2"><text:span text:style-name="T4">- Perfect hash functions are not realistic so we have:</text:span></text:p>
        <text:p text:style-name="P2"><text:span text:style-name="T4"><text:tab/>1.) Open Addressing</text:span></text:p>
        <text:p text:style-name="P2"><text:span text:style-name="T4"><text:tab/><text:tab/>* Linear probing</text:span></text:p>
        <text:p text:style-name="P2"><text:span text:style-name="T4"><text:tab/><text:tab/>* Quadratic Hashing</text:span></text:p>
        <text:p text:style-name="P2"><text:span text:style-name="T4"><text:tab/><text:tab/>* Double hashing</text:span></text:p>
        <text:p text:style-name="P2"><text:span text:style-name="T4"><text:tab/><text:tab/></text:span></text:p>
        <text:p text:style-name="P2"><text:span text:style-name="T4"><text:tab/>2.) Chaining</text:span></text:p>
        <text:p text:style-name="P2"><text:span text:style-name="T4"><text:tab/><text:tab/>* Each element in table is head of LL.</text:span></text:p>
        <text:p text:style-name="P2"><text:span text:style-name="T4">## Universal Hashing</text:span></text:p>
        <text:p text:style-name="P8"/>
        <text:p text:style-name="P2"><text:span text:style-name="T4">- Uses a family of hashing fn's and randomly picks a fn for each hash</text:span></text:p>
        <text:p text:style-name="P8"/>
        <text:p text:style-name="P2"><text:span text:style-name="T4">## Load Factor</text:span></text:p>
        <text:p text:style-name="P2"><text:span text:style-name="T4"><text:tab/>n is the number of records, then load factor can be calculated as: loadFactor = n/tableSize</text:span></text:p>
        <text:p text:style-name="P8"/>
        <text:p text:style-name="P2"><text:span text:style-name="T4">- Keeping [loadFactor] &lt; 1 and num of collisions minimal will give a [performance close to O(1)</text:span><text:span text:style-name="T6">]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8pt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 Griffith</meta:initial-creator>
    <meta:editing-cycles>6</meta:editing-cycles>
    <meta:creation-date>2019-11-15T16:27:00</meta:creation-date>
    <dc:date>2019-11-19T11:35:50.210550409</dc:date>
    <meta:editing-duration>PT3H54M4S</meta:editing-duration>
    <meta:generator>LibreOffice/6.0.7.3$Linux_X86_64 LibreOffice_project/00m0$Build-3</meta:generator>
    <meta:print-date>2019-11-15T15:21:31.836742299</meta:print-date>
    <meta:document-statistic meta:table-count="0" meta:image-count="0" meta:object-count="0" meta:page-count="2" meta:paragraph-count="396" meta:word-count="1404" meta:character-count="10117" meta:non-whitespace-character-count="803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